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7000001E61D2E62D0E4F84EDE.png" manifest:media-type="image/png"/>
  <manifest:file-entry manifest:full-path="Pictures/1000000000000461000001FDB0BF1E71EC833797.png" manifest:media-type="image/png"/>
  <manifest:file-entry manifest:full-path="Pictures/100000000000046200000181C5FBA87D6CEF802D.png" manifest:media-type="image/png"/>
  <manifest:file-entry manifest:full-path="Pictures/10000000000004600000021214BFDA851021F286.png" manifest:media-type="image/png"/>
  <manifest:file-entry manifest:full-path="Pictures/100000000000044D00000216C8EB5BE41B4806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6e6" officeooo:paragraph-rsid="000046e6"/>
    </style:style>
    <style:style style:name="T1" style:family="text">
      <style:text-properties officeooo:rsid="0007a2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/>0<text:span text:style-name="T1">2</text:span></text:p>
      <text:p text:style-name="P1"><draw:frame draw:style-name="fr1" draw:name="Figura1" text:anchor-type="paragraph" svg:width="17cm" svg:height="7.437cm" draw:z-index="0"><draw:image xlink:href="Pictures/1000000000000457000001E61D2E62D0E4F84EDE.png" xlink:type="simple" xlink:show="embed" xlink:actuate="onLoad"/></draw:frame></text:p>
      <text:p text:style-name="P1"/>
      <text:p text:style-name="P1"><draw:frame draw:style-name="fr1" draw:name="Figura2" text:anchor-type="paragraph" svg:width="17cm" svg:height="7.719cm" draw:z-index="1"><draw:image xlink:href="Pictures/1000000000000461000001FDB0BF1E71EC833797.png" xlink:type="simple" xlink:show="embed" xlink:actuate="onLoad"/></draw:frame></text:p>
      <text:p text:style-name="P1"><draw:frame draw:style-name="fr1" draw:name="Figura3" text:anchor-type="paragraph" svg:width="17cm" svg:height="8.043cm" draw:z-index="2"><draw:image xlink:href="Pictures/10000000000004600000021214BFDA851021F286.png" xlink:type="simple" xlink:show="embed" xlink:actuate="onLoad"/></draw:frame></text:p>
      <text:p text:style-name="P1"><draw:frame draw:style-name="fr1" draw:name="Figura4" text:anchor-type="paragraph" svg:width="17cm" svg:height="8.244cm" draw:z-index="3"><draw:image xlink:href="Pictures/100000000000044D00000216C8EB5BE41B480615.png" xlink:type="simple" xlink:show="embed" xlink:actuate="onLoad"/></draw:frame><text:soft-page-break/></text:p>
      <text:p text:style-name="P1"><draw:frame draw:style-name="fr1" draw:name="Figura5" text:anchor-type="paragraph" svg:width="17cm" svg:height="5.833cm" draw:z-index="4"><draw:image xlink:href="Pictures/100000000000046200000181C5FBA87D6CEF80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06:21.632000000</meta:creation-date>
    <dc:date>2018-03-02T15:42:47.276000000</dc:date>
    <meta:editing-duration>PT48M54S</meta:editing-duration>
    <meta:editing-cycles>3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1" meta:word-count="2" meta:character-count="9" meta:non-whitespace-character-count="7"/>
  </office:meta>
</office:document-meta>
</file>